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ial_4_best_model_batch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32])" office:value-type="float" office:value="0.0129708786985219" calcext:value-type="float">
            <text:p>0.0129708786985219</text:p>
          </table:table-cell>
          <table:table-cell table:style-name="ce1" table:formula="of:=AVERAGE([.C3:.C32])" office:value-type="float" office:value="0.953929646809896" calcext:value-type="float">
            <text:p>0.953929646809896</text:p>
          </table:table-cell>
          <table:table-cell table:style-name="ce1" table:formula="of:=AVERAGE([.D3:.D32])" office:value-type="float" office:value="0.158552288369231" calcext:value-type="float">
            <text:p>0.158552288369231</text:p>
          </table:table-cell>
          <table:table-cell table:style-name="ce1" table:formula="of:=AVERAGE([.E3:.E32])" office:value-type="float" office:value="0.0142508962681189" calcext:value-type="float">
            <text:p>0.0142508962681189</text:p>
          </table:table-cell>
          <table:table-cell table:style-name="ce1" table:formula="of:=AVERAGE([.F3:.F32])" office:value-type="float" office:value="0.0245992758913975" calcext:value-type="float">
            <text:p>0.0245992758913975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20023150_patch_14.csv</text:p>
          </table:table-cell>
          <table:table-cell office:value-type="float" office:value="0.0184445127574547" calcext:value-type="float">
            <text:p>0.0184445127574547</text:p>
          </table:table-cell>
          <table:table-cell office:value-type="float" office:value="0.914737701416016" calcext:value-type="float">
            <text:p>0.914737701416016</text:p>
          </table:table-cell>
          <table:table-cell office:value-type="float" office:value="0.214614205416454" calcext:value-type="float">
            <text:p>0.214614205416454</text:p>
          </table:table-cell>
          <table:table-cell office:value-type="float" office:value="0.0197795987567109" calcext:value-type="float">
            <text:p>0.0197795987567109</text:p>
          </table:table-cell>
          <table:table-cell office:value-type="float" office:value="0.036220947781467" calcext:value-type="float">
            <text:p>0.036220947781467</text:p>
          </table:table-cell>
        </table:table-row>
        <table:table-row table:style-name="ro1">
          <table:table-cell office:value-type="string" calcext:value-type="string">
            <text:p>20023150_patch_6.csv</text:p>
          </table:table-cell>
          <table:table-cell office:value-type="float" office:value="0.00584840029050877" calcext:value-type="float">
            <text:p>0.00584840029050877</text:p>
          </table:table-cell>
          <table:table-cell office:value-type="float" office:value="0.900787353515625" calcext:value-type="float">
            <text:p>0.900787353515625</text:p>
          </table:table-cell>
          <table:table-cell office:value-type="float" office:value="0.331168831168831" calcext:value-type="float">
            <text:p>0.331168831168831</text:p>
          </table:table-cell>
          <table:table-cell office:value-type="float" office:value="0.00591830419309918" calcext:value-type="float">
            <text:p>0.00591830419309918</text:p>
          </table:table-cell>
          <table:table-cell office:value-type="float" office:value="0.0116287907577715" calcext:value-type="float">
            <text:p>0.0116287907577715</text:p>
          </table:table-cell>
        </table:table-row>
        <table:table-row table:style-name="ro1">
          <table:table-cell office:value-type="string" calcext:value-type="string">
            <text:p>19983102_patch_49.csv</text:p>
          </table:table-cell>
          <table:table-cell office:value-type="float" office:value="0" calcext:value-type="float">
            <text:p>0</text:p>
          </table:table-cell>
          <table:table-cell office:value-type="float" office:value="0.982219696044922" calcext:value-type="float">
            <text:p>0.9822196960449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06.csv</text:p>
          </table:table-cell>
          <table:table-cell office:value-type="float" office:value="0" calcext:value-type="float">
            <text:p>0</text:p>
          </table:table-cell>
          <table:table-cell office:value-type="float" office:value="0.940902709960938" calcext:value-type="float">
            <text:p>0.940902709960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12.csv</text:p>
          </table:table-cell>
          <table:table-cell office:value-type="float" office:value="0.117959716523685" calcext:value-type="float">
            <text:p>0.117959716523685</text:p>
          </table:table-cell>
          <table:table-cell office:value-type="float" office:value="0.963916778564453" calcext:value-type="float">
            <text:p>0.963916778564453</text:p>
          </table:table-cell>
          <table:table-cell office:value-type="float" office:value="0.435756114364451" calcext:value-type="float">
            <text:p>0.435756114364451</text:p>
          </table:table-cell>
          <table:table-cell office:value-type="float" office:value="0.139225181598063" calcext:value-type="float">
            <text:p>0.139225181598063</text:p>
          </table:table-cell>
          <table:table-cell office:value-type="float" office:value="0.211026774543331" calcext:value-type="float">
            <text:p>0.211026774543331</text:p>
          </table:table-cell>
        </table:table-row>
        <table:table-row table:style-name="ro1">
          <table:table-cell office:value-type="string" calcext:value-type="string">
            <text:p>19993132_patch_99.csv</text:p>
          </table:table-cell>
          <table:table-cell office:value-type="float" office:value="0.0486425792998356" calcext:value-type="float">
            <text:p>0.0486425792998356</text:p>
          </table:table-cell>
          <table:table-cell office:value-type="float" office:value="0.909500122070313" calcext:value-type="float">
            <text:p>0.909500122070313</text:p>
          </table:table-cell>
          <table:table-cell office:value-type="float" office:value="0.496317512274959" calcext:value-type="float">
            <text:p>0.496317512274959</text:p>
          </table:table-cell>
          <table:table-cell office:value-type="float" office:value="0.0511684805534464" calcext:value-type="float">
            <text:p>0.0511684805534464</text:p>
          </table:table-cell>
          <table:table-cell office:value-type="float" office:value="0.0927724665391969" calcext:value-type="float">
            <text:p>0.0927724665391969</text:p>
          </table:table-cell>
        </table:table-row>
        <table:table-row table:style-name="ro1">
          <table:table-cell office:value-type="string" calcext:value-type="string">
            <text:p>20023150_patch_141.csv</text:p>
          </table:table-cell>
          <table:table-cell office:value-type="float" office:value="0.031503920171062" calcext:value-type="float">
            <text:p>0.031503920171062</text:p>
          </table:table-cell>
          <table:table-cell office:value-type="float" office:value="0.896331787109375" calcext:value-type="float">
            <text:p>0.896331787109375</text:p>
          </table:table-cell>
          <table:table-cell office:value-type="float" office:value="0.289931124959003" calcext:value-type="float">
            <text:p>0.289931124959003</text:p>
          </table:table-cell>
          <table:table-cell office:value-type="float" office:value="0.034137864452597" calcext:value-type="float">
            <text:p>0.034137864452597</text:p>
          </table:table-cell>
          <table:table-cell office:value-type="float" office:value="0.0610834715312327" calcext:value-type="float">
            <text:p>0.0610834715312327</text:p>
          </table:table-cell>
        </table:table-row>
        <table:table-row table:style-name="ro1">
          <table:table-cell office:value-type="string" calcext:value-type="string">
            <text:p>19993132_patch_62.csv</text:p>
          </table:table-cell>
          <table:table-cell office:value-type="float" office:value="0.0179745322484255" calcext:value-type="float">
            <text:p>0.0179745322484255</text:p>
          </table:table-cell>
          <table:table-cell office:value-type="float" office:value="0.918510437011719" calcext:value-type="float">
            <text:p>0.918510437011719</text:p>
          </table:table-cell>
          <table:table-cell office:value-type="float" office:value="0.253402462734932" calcext:value-type="float">
            <text:p>0.253402462734932</text:p>
          </table:table-cell>
          <table:table-cell office:value-type="float" office:value="0.018979661181496" calcext:value-type="float">
            <text:p>0.018979661181496</text:p>
          </table:table-cell>
          <table:table-cell office:value-type="float" office:value="0.0353143063583815" calcext:value-type="float">
            <text:p>0.0353143063583815</text:p>
          </table:table-cell>
        </table:table-row>
        <table:table-row table:style-name="ro1">
          <table:table-cell office:value-type="string" calcext:value-type="string">
            <text:p>19993109_patch_7.csv</text:p>
          </table:table-cell>
          <table:table-cell office:value-type="float" office:value="0" calcext:value-type="float">
            <text:p>0</text:p>
          </table:table-cell>
          <table:table-cell office:value-type="float" office:value="0.993495941162109" calcext:value-type="float">
            <text:p>0.993495941162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48.csv</text:p>
          </table:table-cell>
          <table:table-cell office:value-type="float" office:value="0.0121662360034453" calcext:value-type="float">
            <text:p>0.0121662360034453</text:p>
          </table:table-cell>
          <table:table-cell office:value-type="float" office:value="0.930000305175781" calcext:value-type="float">
            <text:p>0.930000305175781</text:p>
          </table:table-cell>
          <table:table-cell office:value-type="float" office:value="0.312586445366528" calcext:value-type="float">
            <text:p>0.312586445366528</text:p>
          </table:table-cell>
          <table:table-cell office:value-type="float" office:value="0.0125006914099231" calcext:value-type="float">
            <text:p>0.0125006914099231</text:p>
          </table:table-cell>
          <table:table-cell office:value-type="float" office:value="0.0240399957451335" calcext:value-type="float">
            <text:p>0.0240399957451335</text:p>
          </table:table-cell>
        </table:table-row>
        <table:table-row table:style-name="ro1">
          <table:table-cell office:value-type="string" calcext:value-type="string">
            <text:p>19993132_patch_56.csv</text:p>
          </table:table-cell>
          <table:table-cell office:value-type="float" office:value="0" calcext:value-type="float">
            <text:p>0</text:p>
          </table:table-cell>
          <table:table-cell office:value-type="float" office:value="0.994232177734375" calcext:value-type="float">
            <text:p>0.994232177734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76.csv</text:p>
          </table:table-cell>
          <table:table-cell office:value-type="float" office:value="0.00227112961661169" calcext:value-type="float">
            <text:p>0.00227112961661169</text:p>
          </table:table-cell>
          <table:table-cell office:value-type="float" office:value="0.929615020751953" calcext:value-type="float">
            <text:p>0.929615020751953</text:p>
          </table:table-cell>
          <table:table-cell office:value-type="float" office:value="0.42" calcext:value-type="float">
            <text:p>0.42</text:p>
          </table:table-cell>
          <table:table-cell office:value-type="float" office:value="0.00227827502034174" calcext:value-type="float">
            <text:p>0.00227827502034174</text:p>
          </table:table-cell>
          <table:table-cell office:value-type="float" office:value="0.0045319665497707" calcext:value-type="float">
            <text:p>0.0045319665497707</text:p>
          </table:table-cell>
        </table:table-row>
        <table:table-row table:style-name="ro1">
          <table:table-cell office:value-type="string" calcext:value-type="string">
            <text:p>19993110_patch_14.csv</text:p>
          </table:table-cell>
          <table:table-cell office:value-type="float" office:value="0" calcext:value-type="float">
            <text:p>0</text:p>
          </table:table-cell>
          <table:table-cell office:value-type="float" office:value="0.997467041015625" calcext:value-type="float">
            <text:p>0.99746704101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36.csv</text:p>
          </table:table-cell>
          <table:table-cell office:value-type="float" office:value="0.00108205590622182" calcext:value-type="float">
            <text:p>0.00108205590622182</text:p>
          </table:table-cell>
          <table:table-cell office:value-type="float" office:value="0.978870391845703" calcext:value-type="float">
            <text:p>0.978870391845703</text:p>
          </table:table-cell>
          <table:table-cell office:value-type="float" office:value="0.00419287211740042" calcext:value-type="float">
            <text:p>0.00419287211740042</text:p>
          </table:table-cell>
          <table:table-cell office:value-type="float" office:value="0.00145631067961165" calcext:value-type="float">
            <text:p>0.00145631067961165</text:p>
          </table:table-cell>
          <table:table-cell office:value-type="float" office:value="0.00216177265357593" calcext:value-type="float">
            <text:p>0.00216177265357593</text:p>
          </table:table-cell>
        </table:table-row>
        <table:table-row table:style-name="ro1">
          <table:table-cell office:value-type="string" calcext:value-type="string">
            <text:p>20023150_patch_86.csv</text:p>
          </table:table-cell>
          <table:table-cell office:value-type="float" office:value="0" calcext:value-type="float">
            <text:p>0</text:p>
          </table:table-cell>
          <table:table-cell office:value-type="float" office:value="0.888473510742188" calcext:value-type="float">
            <text:p>0.8884735107421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09_patch_13.csv</text:p>
          </table:table-cell>
          <table:table-cell office:value-type="float" office:value="0.0253940455341506" calcext:value-type="float">
            <text:p>0.0253940455341506</text:p>
          </table:table-cell>
          <table:table-cell office:value-type="float" office:value="0.987262725830078" calcext:value-type="float">
            <text:p>0.987262725830078</text:p>
          </table:table-cell>
          <table:table-cell office:value-type="float" office:value="0.639705882352941" calcext:value-type="float">
            <text:p>0.639705882352941</text:p>
          </table:table-cell>
          <table:table-cell office:value-type="float" office:value="0.0257625111045307" calcext:value-type="float">
            <text:p>0.0257625111045307</text:p>
          </table:table-cell>
          <table:table-cell office:value-type="float" office:value="0.049530315969257" calcext:value-type="float">
            <text:p>0.049530315969257</text:p>
          </table:table-cell>
        </table:table-row>
        <table:table-row table:style-name="ro1">
          <table:table-cell office:value-type="string" calcext:value-type="string">
            <text:p>1998310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80411529541016" calcext:value-type="float">
            <text:p>0.980411529541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147.csv</text:p>
          </table:table-cell>
          <table:table-cell office:value-type="float" office:value="0.00638263051661121" calcext:value-type="float">
            <text:p>0.00638263051661121</text:p>
          </table:table-cell>
          <table:table-cell office:value-type="float" office:value="0.930519104003906" calcext:value-type="float">
            <text:p>0.930519104003906</text:p>
          </table:table-cell>
          <table:table-cell office:value-type="float" office:value="0.216266173752311" calcext:value-type="float">
            <text:p>0.216266173752311</text:p>
          </table:table-cell>
          <table:table-cell office:value-type="float" office:value="0.00653375774836656" calcext:value-type="float">
            <text:p>0.00653375774836656</text:p>
          </table:table-cell>
          <table:table-cell office:value-type="float" office:value="0.0126843018213356" calcext:value-type="float">
            <text:p>0.0126843018213356</text:p>
          </table:table-cell>
        </table:table-row>
        <table:table-row table:style-name="ro1">
          <table:table-cell office:value-type="string" calcext:value-type="string">
            <text:p>20023150_patch_32.csv</text:p>
          </table:table-cell>
          <table:table-cell office:value-type="float" office:value="0.00171885509304237" calcext:value-type="float">
            <text:p>0.00171885509304237</text:p>
          </table:table-cell>
          <table:table-cell office:value-type="float" office:value="0.949043273925781" calcext:value-type="float">
            <text:p>0.949043273925781</text:p>
          </table:table-cell>
          <table:table-cell office:value-type="float" office:value="0.188524590163934" calcext:value-type="float">
            <text:p>0.188524590163934</text:p>
          </table:table-cell>
          <table:table-cell office:value-type="float" office:value="0.00173166691763289" calcext:value-type="float">
            <text:p>0.00173166691763289</text:p>
          </table:table-cell>
          <table:table-cell office:value-type="float" office:value="0.00343181139958221" calcext:value-type="float">
            <text:p>0.00343181139958221</text:p>
          </table:table-cell>
        </table:table-row>
        <table:table-row table:style-name="ro1">
          <table:table-cell office:value-type="string" calcext:value-type="string">
            <text:p>20013122_patch_8.csv</text:p>
          </table:table-cell>
          <table:table-cell office:value-type="float" office:value="0" calcext:value-type="float">
            <text:p>0</text:p>
          </table:table-cell>
          <table:table-cell office:value-type="float" office:value="0.966251373291016" calcext:value-type="float">
            <text:p>0.966251373291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34.csv</text:p>
          </table:table-cell>
          <table:table-cell office:value-type="float" office:value="0.0386543864016216" calcext:value-type="float">
            <text:p>0.0386543864016216</text:p>
          </table:table-cell>
          <table:table-cell office:value-type="float" office:value="0.896873474121094" calcext:value-type="float">
            <text:p>0.896873474121094</text:p>
          </table:table-cell>
          <table:table-cell office:value-type="float" office:value="0.296346782988004" calcext:value-type="float">
            <text:p>0.296346782988004</text:p>
          </table:table-cell>
          <table:table-cell office:value-type="float" office:value="0.0425606891151136" calcext:value-type="float">
            <text:p>0.0425606891151136</text:p>
          </table:table-cell>
          <table:table-cell office:value-type="float" office:value="0.0744316625582032" calcext:value-type="float">
            <text:p>0.0744316625582032</text:p>
          </table:table-cell>
        </table:table-row>
        <table:table-row table:style-name="ro1">
          <table:table-cell office:value-type="string" calcext:value-type="string">
            <text:p>19993110_patch_3.csv</text:p>
          </table:table-cell>
          <table:table-cell office:value-type="float" office:value="0" calcext:value-type="float">
            <text:p>0</text:p>
          </table:table-cell>
          <table:table-cell office:value-type="float" office:value="0.994213104248047" calcext:value-type="float">
            <text:p>0.99421310424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50.csv</text:p>
          </table:table-cell>
          <table:table-cell office:value-type="float" office:value="0" calcext:value-type="float">
            <text:p>0</text:p>
          </table:table-cell>
          <table:table-cell office:value-type="float" office:value="0.998855590820313" calcext:value-type="float">
            <text:p>0.99885559082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3.csv</text:p>
          </table:table-cell>
          <table:table-cell office:value-type="float" office:value="0" calcext:value-type="float">
            <text:p>0</text:p>
          </table:table-cell>
          <table:table-cell office:value-type="float" office:value="0.941169738769531" calcext:value-type="float">
            <text:p>0.941169738769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23.csv</text:p>
          </table:table-cell>
          <table:table-cell office:value-type="float" office:value="0.00783229670582815" calcext:value-type="float">
            <text:p>0.00783229670582815</text:p>
          </table:table-cell>
          <table:table-cell office:value-type="float" office:value="0.967140197753906" calcext:value-type="float">
            <text:p>0.967140197753906</text:p>
          </table:table-cell>
          <table:table-cell office:value-type="float" office:value="0.0911528150134048" calcext:value-type="float">
            <text:p>0.0911528150134048</text:p>
          </table:table-cell>
          <table:table-cell office:value-type="float" office:value="0.00849575212393803" calcext:value-type="float">
            <text:p>0.00849575212393803</text:p>
          </table:table-cell>
          <table:table-cell office:value-type="float" office:value="0.0155428571428571" calcext:value-type="float">
            <text:p>0.0155428571428571</text:p>
          </table:table-cell>
        </table:table-row>
        <table:table-row table:style-name="ro1">
          <table:table-cell office:value-type="string" calcext:value-type="string">
            <text:p>20013122_patch_60.csv</text:p>
          </table:table-cell>
          <table:table-cell office:value-type="float" office:value="0" calcext:value-type="float">
            <text:p>0</text:p>
          </table:table-cell>
          <table:table-cell office:value-type="float" office:value="0.990127563476563" calcext:value-type="float">
            <text:p>0.9901275634765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09_patch_70.csv</text:p>
          </table:table-cell>
          <table:table-cell office:value-type="float" office:value="0.0332688588007737" calcext:value-type="float">
            <text:p>0.0332688588007737</text:p>
          </table:table-cell>
          <table:table-cell office:value-type="float" office:value="0.990467071533203" calcext:value-type="float">
            <text:p>0.990467071533203</text:p>
          </table:table-cell>
          <table:table-cell office:value-type="float" office:value="0.352459016393443" calcext:value-type="float">
            <text:p>0.352459016393443</text:p>
          </table:table-cell>
          <table:table-cell office:value-type="float" office:value="0.0354346930366708" calcext:value-type="float">
            <text:p>0.0354346930366708</text:p>
          </table:table-cell>
          <table:table-cell office:value-type="float" office:value="0.064395357543991" calcext:value-type="float">
            <text:p>0.064395357543991</text:p>
          </table:table-cell>
        </table:table-row>
        <table:table-row table:style-name="ro1">
          <table:table-cell office:value-type="string" calcext:value-type="string">
            <text:p>19993109_patch_31.csv</text:p>
          </table:table-cell>
          <table:table-cell office:value-type="float" office:value="0" calcext:value-type="float">
            <text:p>0</text:p>
          </table:table-cell>
          <table:table-cell office:value-type="float" office:value="0.997970581054688" calcext:value-type="float">
            <text:p>0.997970581054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5.csv</text:p>
          </table:table-cell>
          <table:table-cell office:value-type="float" office:value="0" calcext:value-type="float">
            <text:p>0</text:p>
          </table:table-cell>
          <table:table-cell office:value-type="float" office:value="0.989364624023438" calcext:value-type="float">
            <text:p>0.9893646240234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80.csv</text:p>
          </table:table-cell>
          <table:table-cell office:value-type="float" office:value="0.0199822050863795" calcext:value-type="float">
            <text:p>0.0199822050863795</text:p>
          </table:table-cell>
          <table:table-cell office:value-type="float" office:value="0.899158477783203" calcext:value-type="float">
            <text:p>0.899158477783203</text:p>
          </table:table-cell>
          <table:table-cell office:value-type="float" office:value="0.21414382201033" calcext:value-type="float">
            <text:p>0.21414382201033</text:p>
          </table:table-cell>
          <table:table-cell office:value-type="float" office:value="0.0215634501520243" calcext:value-type="float">
            <text:p>0.0215634501520243</text:p>
          </table:table-cell>
          <table:table-cell office:value-type="float" office:value="0.039181477846836" calcext:value-type="float">
            <text:p>0.0391814778468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17:08:31.954896696</dc:date>
    <meta:editing-duration>PT13S</meta:editing-duration>
    <meta:editing-cycles>1</meta:editing-cycles>
    <meta:document-statistic meta:table-count="1" meta:cell-count="192" meta:object-count="0"/>
    <meta:generator>LibreOffice/7.6.7.2$Linux_X86_64 LibreOffice_project/60$Build-2</meta:generator>
  </office:meta>
</office:document-meta>
</file>